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00.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/>
          <table:table-cell office:value-type="string" calcext:value-type="string">
            <text:p>organism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gene_count</text:p>
          </table:table-cell>
          <table:table-cell office:value-type="string" calcext:value-type="string">
            <text:p>metabolite_count</text:p>
          </table:table-cell>
          <table:table-cell office:value-type="string" calcext:value-type="string">
            <text:p>reaction_count</text:p>
          </table:table-cell>
          <table:table-cell table:style-name="Default" office:value-type="string" calcext:value-type="string">
            <text:p>isEco55</text:p>
          </table:table-cell>
          <table:table-cell office:value-type="string" calcext:value-type="string">
            <text:p>taxid</text:p>
          </table:table-cell>
          <table:table-cell office:value-type="string" calcext:value-type="string">
            <text:p>pubMed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ux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cillus subtilis subsp. subtilis str. 168</text:p>
          </table:table-cell>
          <table:table-cell office:value-type="string" calcext:value-type="string">
            <text:p>iYO844</text:p>
          </table:table-cell>
          <table:table-cell office:value-type="float" office:value="844" calcext:value-type="float">
            <text:p>844</text:p>
          </table:table-cell>
          <table:table-cell office:value-type="float" office:value="991" calcext:value-type="float">
            <text:p>99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ALSE</text:p>
          </table:table-cell>
          <table:table-cell office:value-type="float" office:value="224308" calcext:value-type="float">
            <text:p>224308</text:p>
          </table:table-cell>
          <table:table-cell office:value-type="float" office:value="17573341" calcext:value-type="float">
            <text:p>1757334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chnera aphidicola str. APS</text:p>
          </table:table-cell>
          <table:table-cell office:value-type="string" calcext:value-type="string">
            <text:p>iSM199</text:p>
          </table:table-cell>
          <table:table-cell office:value-type="float" office:value="199" calcext:value-type="float">
            <text:p>1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LSE</text:p>
          </table:table-cell>
          <table:table-cell office:value-type="float" office:value="107806" calcext:value-type="float">
            <text:p>107806</text:p>
          </table:table-cell>
          <table:table-cell office:value-type="float" office:value="22513857" calcext:value-type="float">
            <text:p>225138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lamydomonas</text:p>
          </table:table-cell>
          <table:table-cell office:value-type="string" calcext:value-type="string">
            <text:p>iRC1080</text:p>
          </table:table-cell>
          <table:table-cell office:value-type="float" office:value="1086" calcext:value-type="float">
            <text:p>1086</text:p>
          </table:table-cell>
          <table:table-cell office:value-type="float" office:value="1706" calcext:value-type="float">
            <text:p>1706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FALSE</text:p>
          </table:table-cell>
          <table:table-cell office:value-type="float" office:value="3052" calcext:value-type="float">
            <text:p>3052</text:p>
          </table:table-cell>
          <table:table-cell office:value-type="float" office:value="21811229" calcext:value-type="float">
            <text:p>218112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tridium ljungdahlii DSM 13528</text:p>
          </table:table-cell>
          <table:table-cell office:value-type="string" calcext:value-type="string">
            <text:p>iHN637</text:p>
          </table:table-cell>
          <table:table-cell office:value-type="float" office:value="637" calcext:value-type="float">
            <text:p>637</text:p>
          </table:table-cell>
          <table:table-cell office:value-type="float" office:value="698" calcext:value-type="float">
            <text:p>69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FALSE</text:p>
          </table:table-cell>
          <table:table-cell office:value-type="float" office:value="748727" calcext:value-type="float">
            <text:p>748727</text:p>
          </table:table-cell>
          <table:table-cell office:value-type="float" office:value="24274140" calcext:value-type="float">
            <text:p>242741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cherichia coli 042</text:p>
          </table:table-cell>
          <table:table-cell office:value-type="string" calcext:value-type="string">
            <text:p>iEC042_1314</text:p>
          </table:table-cell>
          <table:table-cell office:value-type="float" office:value="1314" calcext:value-type="float">
            <text:p>1314</text:p>
          </table:table-cell>
          <table:table-cell office:value-type="float" office:value="1926" calcext:value-type="float">
            <text:p>1926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TRUE</text:p>
          </table:table-cell>
          <table:table-cell office:value-type="float" office:value="216592" calcext:value-type="float">
            <text:p>216592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cherichia coli 536</text:p>
          </table:table-cell>
          <table:table-cell office:value-type="string" calcext:value-type="string">
            <text:p>iECP_1309</text:p>
          </table:table-cell>
          <table:table-cell office:value-type="float" office:value="1309" calcext:value-type="float">
            <text:p>1309</text:p>
          </table:table-cell>
          <table:table-cell office:value-type="float" office:value="1943" calcext:value-type="float">
            <text:p>1943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TRUE</text:p>
          </table:table-cell>
          <table:table-cell office:value-type="float" office:value="362663" calcext:value-type="float">
            <text:p>362663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cherichia coli 55989</text:p>
          </table:table-cell>
          <table:table-cell office:value-type="string" calcext:value-type="string">
            <text:p>iEC55989_1330</text:p>
          </table:table-cell>
          <table:table-cell office:value-type="float" office:value="1330" calcext:value-type="float">
            <text:p>1330</text:p>
          </table:table-cell>
          <table:table-cell office:value-type="float" office:value="1953" calcext:value-type="float">
            <text:p>1953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TRUE</text:p>
          </table:table-cell>
          <table:table-cell office:value-type="float" office:value="585055" calcext:value-type="float">
            <text:p>58505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cherichia coli ABU 83972</text:p>
          </table:table-cell>
          <table:table-cell office:value-type="string" calcext:value-type="string">
            <text:p>iECABU_c1320</text:p>
          </table:table-cell>
          <table:table-cell office:value-type="float" office:value="1320" calcext:value-type="float">
            <text:p>1320</text:p>
          </table:table-cell>
          <table:table-cell office:value-type="float" office:value="1944" calcext:value-type="float">
            <text:p>1944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TRUE</text:p>
          </table:table-cell>
          <table:table-cell office:value-type="float" office:value="655817" calcext:value-type="float">
            <text:p>655817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cherichia coli APEC O1</text:p>
          </table:table-cell>
          <table:table-cell office:value-type="string" calcext:value-type="string">
            <text:p>iAPECO1_1312</text:p>
          </table:table-cell>
          <table:table-cell office:value-type="float" office:value="1313" calcext:value-type="float">
            <text:p>1313</text:p>
          </table:table-cell>
          <table:table-cell office:value-type="float" office:value="1944" calcext:value-type="float">
            <text:p>1944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TRUE</text:p>
          </table:table-cell>
          <table:table-cell office:value-type="float" office:value="405955" calcext:value-type="float">
            <text:p>40595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cherichia coli ATCC 8739</text:p>
          </table:table-cell>
          <table:table-cell office:value-type="string" calcext:value-type="string">
            <text:p>iEcolC_1368</text:p>
          </table:table-cell>
          <table:table-cell office:value-type="float" office:value="1368" calcext:value-type="float">
            <text:p>1368</text:p>
          </table:table-cell>
          <table:table-cell office:value-type="float" office:value="1971" calcext:value-type="float">
            <text:p>1971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TRUE</text:p>
          </table:table-cell>
          <table:table-cell office:value-type="float" office:value="481805" calcext:value-type="float">
            <text:p>48180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cherichia coli BL21(DE3)</text:p>
          </table:table-cell>
          <table:table-cell office:value-type="string" calcext:value-type="string">
            <text:p>iECD_1391</text:p>
          </table:table-cell>
          <table:table-cell office:value-type="float" office:value="1333" calcext:value-type="float">
            <text:p>1333</text:p>
          </table:table-cell>
          <table:table-cell office:value-type="float" office:value="1945" calcext:value-type="float">
            <text:p>1945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TRUE</text:p>
          </table:table-cell>
          <table:table-cell office:value-type="float" office:value="469008" calcext:value-type="float">
            <text:p>469008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scherichia coli BL21(DE3)</text:p>
          </table:table-cell>
          <table:table-cell office:value-type="string" calcext:value-type="string">
            <text:p>iB21_1397</text:p>
          </table:table-cell>
          <table:table-cell office:value-type="float" office:value="1337" calcext:value-type="float">
            <text:p>1337</text:p>
          </table:table-cell>
          <table:table-cell office:value-type="float" office:value="1945" calcext:value-type="float">
            <text:p>1945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TRUE</text:p>
          </table:table-cell>
          <table:table-cell office:value-type="float" office:value="469008" calcext:value-type="float">
            <text:p>469008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cherichia coli BL21-Gold(DE3)pLysS AG</text:p>
          </table:table-cell>
          <table:table-cell office:value-type="string" calcext:value-type="string">
            <text:p>iECBD_1354</text:p>
          </table:table-cell>
          <table:table-cell office:value-type="float" office:value="1354" calcext:value-type="float">
            <text:p>1354</text:p>
          </table:table-cell>
          <table:table-cell office:value-type="float" office:value="1954" calcext:value-type="float">
            <text:p>1954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TRUE</text:p>
          </table:table-cell>
          <table:table-cell office:value-type="float" office:value="866768" calcext:value-type="float">
            <text:p>866768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scherichia coli B str. REL606</text:p>
          </table:table-cell>
          <table:table-cell office:value-type="string" calcext:value-type="string">
            <text:p>iECB_1328</text:p>
          </table:table-cell>
          <table:table-cell office:value-type="float" office:value="1329" calcext:value-type="float">
            <text:p>1329</text:p>
          </table:table-cell>
          <table:table-cell office:value-type="float" office:value="1953" calcext:value-type="float">
            <text:p>1953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TRUE</text:p>
          </table:table-cell>
          <table:table-cell office:value-type="float" office:value="413997" calcext:value-type="float">
            <text:p>413997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cherichia coli BW2952</text:p>
          </table:table-cell>
          <table:table-cell office:value-type="string" calcext:value-type="string">
            <text:p>iBWG_1329</text:p>
          </table:table-cell>
          <table:table-cell office:value-type="float" office:value="1328" calcext:value-type="float">
            <text:p>1328</text:p>
          </table:table-cell>
          <table:table-cell office:value-type="float" office:value="1949" calcext:value-type="float">
            <text:p>1949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TRUE</text:p>
          </table:table-cell>
          <table:table-cell office:value-type="float" office:value="595496" calcext:value-type="float">
            <text:p>59549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scherichia coli CFT073</text:p>
          </table:table-cell>
          <table:table-cell office:value-type="string" calcext:value-type="string">
            <text:p>ic_1306</text:p>
          </table:table-cell>
          <table:table-cell office:value-type="float" office:value="1307" calcext:value-type="float">
            <text:p>1307</text:p>
          </table:table-cell>
          <table:table-cell office:value-type="float" office:value="1938" calcext:value-type="float">
            <text:p>1938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TRUE</text:p>
          </table:table-cell>
          <table:table-cell office:value-type="float" office:value="199310" calcext:value-type="float">
            <text:p>199310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cherichia coli DH1</text:p>
          </table:table-cell>
          <table:table-cell office:value-type="string" calcext:value-type="string">
            <text:p>iEcDH1_1363</text:p>
          </table:table-cell>
          <table:table-cell office:value-type="float" office:value="1363" calcext:value-type="float">
            <text:p>1363</text:p>
          </table:table-cell>
          <table:table-cell office:value-type="float" office:value="1949" calcext:value-type="float">
            <text:p>1949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TRUE</text:p>
          </table:table-cell>
          <table:table-cell office:value-type="float" office:value="536056" calcext:value-type="float">
            <text:p>53605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cherichia coli DH1</text:p>
          </table:table-cell>
          <table:table-cell office:value-type="string" calcext:value-type="string">
            <text:p>iECDH1ME8569_1439</text:p>
          </table:table-cell>
          <table:table-cell office:value-type="float" office:value="1439" calcext:value-type="float">
            <text:p>1439</text:p>
          </table:table-cell>
          <table:table-cell office:value-type="float" office:value="1950" calcext:value-type="float">
            <text:p>1950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TRUE</text:p>
          </table:table-cell>
          <table:table-cell office:value-type="float" office:value="536056" calcext:value-type="float">
            <text:p>53605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cherichia coli E24377A</text:p>
          </table:table-cell>
          <table:table-cell office:value-type="string" calcext:value-type="string">
            <text:p>iEcE24377_1341</text:p>
          </table:table-cell>
          <table:table-cell office:value-type="float" office:value="1341" calcext:value-type="float">
            <text:p>1341</text:p>
          </table:table-cell>
          <table:table-cell office:value-type="float" office:value="1974" calcext:value-type="float">
            <text:p>1974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TRUE</text:p>
          </table:table-cell>
          <table:table-cell office:value-type="float" office:value="331111" calcext:value-type="float">
            <text:p>331111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cherichia coli ED1a</text:p>
          </table:table-cell>
          <table:table-cell office:value-type="string" calcext:value-type="string">
            <text:p>iECED1_1282</text:p>
          </table:table-cell>
          <table:table-cell office:value-type="float" office:value="1279" calcext:value-type="float">
            <text:p>1279</text:p>
          </table:table-cell>
          <table:table-cell office:value-type="float" office:value="1929" calcext:value-type="float">
            <text:p>1929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TRUE</text:p>
          </table:table-cell>
          <table:table-cell office:value-type="float" office:value="585397" calcext:value-type="float">
            <text:p>585397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cherichia coli ETEC H10407</text:p>
          </table:table-cell>
          <table:table-cell office:value-type="string" calcext:value-type="string">
            <text:p>iETEC_1333</text:p>
          </table:table-cell>
          <table:table-cell office:value-type="float" office:value="1333" calcext:value-type="float">
            <text:p>1333</text:p>
          </table:table-cell>
          <table:table-cell office:value-type="float" office:value="1964" calcext:value-type="float">
            <text:p>1964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TRUE</text:p>
          </table:table-cell>
          <table:table-cell office:value-type="float" office:value="316401" calcext:value-type="float">
            <text:p>316401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cherichia coli HS</text:p>
          </table:table-cell>
          <table:table-cell office:value-type="string" calcext:value-type="string">
            <text:p>iEcHS_1320</text:p>
          </table:table-cell>
          <table:table-cell office:value-type="float" office:value="1321" calcext:value-type="float">
            <text:p>1321</text:p>
          </table:table-cell>
          <table:table-cell office:value-type="float" office:value="1965" calcext:value-type="float">
            <text:p>1965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TRUE</text:p>
          </table:table-cell>
          <table:table-cell office:value-type="float" office:value="331112" calcext:value-type="float">
            <text:p>331112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cherichia coli IAI1</text:p>
          </table:table-cell>
          <table:table-cell office:value-type="string" calcext:value-type="string">
            <text:p>iECIAI1_1343</text:p>
          </table:table-cell>
          <table:table-cell office:value-type="float" office:value="1343" calcext:value-type="float">
            <text:p>1343</text:p>
          </table:table-cell>
          <table:table-cell office:value-type="float" office:value="1970" calcext:value-type="float">
            <text:p>1970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TRUE</text:p>
          </table:table-cell>
          <table:table-cell office:value-type="float" office:value="585034" calcext:value-type="float">
            <text:p>585034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cherichia coli IAI39</text:p>
          </table:table-cell>
          <table:table-cell office:value-type="string" calcext:value-type="string">
            <text:p>iECIAI39_1322</text:p>
          </table:table-cell>
          <table:table-cell office:value-type="float" office:value="1321" calcext:value-type="float">
            <text:p>1321</text:p>
          </table:table-cell>
          <table:table-cell office:value-type="float" office:value="1957" calcext:value-type="float">
            <text:p>1957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TRUE</text:p>
          </table:table-cell>
          <table:table-cell office:value-type="float" office:value="585057" calcext:value-type="float">
            <text:p>585057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cherichia coli IHE3034</text:p>
          </table:table-cell>
          <table:table-cell office:value-type="string" calcext:value-type="string">
            <text:p>iECOK1_1307</text:p>
          </table:table-cell>
          <table:table-cell office:value-type="float" office:value="1304" calcext:value-type="float">
            <text:p>1304</text:p>
          </table:table-cell>
          <table:table-cell office:value-type="float" office:value="1943" calcext:value-type="float">
            <text:p>1943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TRUE</text:p>
          </table:table-cell>
          <table:table-cell office:value-type="float" office:value="714962" calcext:value-type="float">
            <text:p>714962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cherichia coli KO11FL</text:p>
          </table:table-cell>
          <table:table-cell office:value-type="string" calcext:value-type="string">
            <text:p>iEKO11_1354</text:p>
          </table:table-cell>
          <table:table-cell office:value-type="float" office:value="1354" calcext:value-type="float">
            <text:p>1354</text:p>
          </table:table-cell>
          <table:table-cell office:value-type="float" office:value="1974" calcext:value-type="float">
            <text:p>1974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TRUE</text:p>
          </table:table-cell>
          <table:table-cell office:value-type="float" office:value="595495" calcext:value-type="float">
            <text:p>59549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cherichia coli LF82</text:p>
          </table:table-cell>
          <table:table-cell office:value-type="string" calcext:value-type="string">
            <text:p>iLF82_1304</text:p>
          </table:table-cell>
          <table:table-cell office:value-type="float" office:value="1302" calcext:value-type="float">
            <text:p>1302</text:p>
          </table:table-cell>
          <table:table-cell office:value-type="float" office:value="1940" calcext:value-type="float">
            <text:p>1940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TRUE</text:p>
          </table:table-cell>
          <table:table-cell office:value-type="float" office:value="591946" calcext:value-type="float">
            <text:p>59194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cherichia coli NA114</text:p>
          </table:table-cell>
          <table:table-cell office:value-type="string" calcext:value-type="string">
            <text:p>iECNA114_1301</text:p>
          </table:table-cell>
          <table:table-cell office:value-type="float" office:value="1301" calcext:value-type="float">
            <text:p>1301</text:p>
          </table:table-cell>
          <table:table-cell office:value-type="float" office:value="1927" calcext:value-type="float">
            <text:p>1927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TRUE</text:p>
          </table:table-cell>
          <table:table-cell office:value-type="float" office:value="1033813" calcext:value-type="float">
            <text:p>1033813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cherichia coli O103:H2 str. 12009</text:p>
          </table:table-cell>
          <table:table-cell office:value-type="string" calcext:value-type="string">
            <text:p>iECO103_1326</text:p>
          </table:table-cell>
          <table:table-cell office:value-type="float" office:value="1327" calcext:value-type="float">
            <text:p>1327</text:p>
          </table:table-cell>
          <table:table-cell office:value-type="float" office:value="1958" calcext:value-type="float">
            <text:p>1958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TRUE</text:p>
          </table:table-cell>
          <table:table-cell office:value-type="float" office:value="585395" calcext:value-type="float">
            <text:p>58539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cherichia coli O111:H- str. 11128</text:p>
          </table:table-cell>
          <table:table-cell office:value-type="string" calcext:value-type="string">
            <text:p>iECO111_1330</text:p>
          </table:table-cell>
          <table:table-cell office:value-type="float" office:value="1328" calcext:value-type="float">
            <text:p>1328</text:p>
          </table:table-cell>
          <table:table-cell office:value-type="float" office:value="1959" calcext:value-type="float">
            <text:p>1959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TRUE</text:p>
          </table:table-cell>
          <table:table-cell office:value-type="float" office:value="585396" calcext:value-type="float">
            <text:p>58539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cherichia coli O127:H6 str. E2348/69</text:p>
          </table:table-cell>
          <table:table-cell office:value-type="string" calcext:value-type="string">
            <text:p>iE2348C_1286</text:p>
          </table:table-cell>
          <table:table-cell office:value-type="float" office:value="1284" calcext:value-type="float">
            <text:p>1284</text:p>
          </table:table-cell>
          <table:table-cell office:value-type="float" office:value="1919" calcext:value-type="float">
            <text:p>1919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RUE</text:p>
          </table:table-cell>
          <table:table-cell office:value-type="float" office:value="574521" calcext:value-type="float">
            <text:p>574521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scherichia coli O157:H7 str. EC4115</text:p>
          </table:table-cell>
          <table:table-cell office:value-type="string" calcext:value-type="string">
            <text:p>iECH74115_1262</text:p>
          </table:table-cell>
          <table:table-cell office:value-type="float" office:value="1262" calcext:value-type="float">
            <text:p>1262</text:p>
          </table:table-cell>
          <table:table-cell office:value-type="float" office:value="1918" calcext:value-type="float">
            <text:p>1918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TRUE</text:p>
          </table:table-cell>
          <table:table-cell office:value-type="float" office:value="444450" calcext:value-type="float">
            <text:p>444450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cherichia coli O157:H7 str. EDL933</text:p>
          </table:table-cell>
          <table:table-cell office:value-type="string" calcext:value-type="string">
            <text:p>iZ_1308</text:p>
          </table:table-cell>
          <table:table-cell office:value-type="float" office:value="1308" calcext:value-type="float">
            <text:p>1308</text:p>
          </table:table-cell>
          <table:table-cell office:value-type="float" office:value="1923" calcext:value-type="float">
            <text:p>192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TRUE</text:p>
          </table:table-cell>
          <table:table-cell office:value-type="float" office:value="155864" calcext:value-type="float">
            <text:p>155864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scherichia coli O157:H7 str. Sakai</text:p>
          </table:table-cell>
          <table:table-cell office:value-type="string" calcext:value-type="string">
            <text:p>iECs_1301</text:p>
          </table:table-cell>
          <table:table-cell office:value-type="float" office:value="1301" calcext:value-type="float">
            <text:p>1301</text:p>
          </table:table-cell>
          <table:table-cell office:value-type="float" office:value="1923" calcext:value-type="float">
            <text:p>1923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TRUE</text:p>
          </table:table-cell>
          <table:table-cell office:value-type="float" office:value="386585" calcext:value-type="float">
            <text:p>38658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scherichia coli O157:H7 str. TW14359</text:p>
          </table:table-cell>
          <table:table-cell office:value-type="string" calcext:value-type="string">
            <text:p>iECSP_1301</text:p>
          </table:table-cell>
          <table:table-cell office:value-type="float" office:value="1299" calcext:value-type="float">
            <text:p>1299</text:p>
          </table:table-cell>
          <table:table-cell office:value-type="float" office:value="1920" calcext:value-type="float">
            <text:p>1920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TRUE</text:p>
          </table:table-cell>
          <table:table-cell office:value-type="float" office:value="544404" calcext:value-type="float">
            <text:p>544404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scherichia coli O26:H11 str. 11368</text:p>
          </table:table-cell>
          <table:table-cell office:value-type="string" calcext:value-type="string">
            <text:p>iECO26_1355</text:p>
          </table:table-cell>
          <table:table-cell office:value-type="float" office:value="1355" calcext:value-type="float">
            <text:p>1355</text:p>
          </table:table-cell>
          <table:table-cell office:value-type="float" office:value="1965" calcext:value-type="float">
            <text:p>1965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TRUE</text:p>
          </table:table-cell>
          <table:table-cell office:value-type="float" office:value="573235" calcext:value-type="float">
            <text:p>57323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scherichia coli O55:H7 str. CB9615</text:p>
          </table:table-cell>
          <table:table-cell office:value-type="string" calcext:value-type="string">
            <text:p>iG2583_1286</text:p>
          </table:table-cell>
          <table:table-cell office:value-type="float" office:value="1283" calcext:value-type="float">
            <text:p>1283</text:p>
          </table:table-cell>
          <table:table-cell office:value-type="float" office:value="1919" calcext:value-type="float">
            <text:p>1919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TRUE</text:p>
          </table:table-cell>
          <table:table-cell office:value-type="float" office:value="701177" calcext:value-type="float">
            <text:p>701177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scherichia coli O83:H1 str. NRG 857C</text:p>
          </table:table-cell>
          <table:table-cell office:value-type="string" calcext:value-type="string">
            <text:p>iNRG857_1313</text:p>
          </table:table-cell>
          <table:table-cell office:value-type="float" office:value="1311" calcext:value-type="float">
            <text:p>1311</text:p>
          </table:table-cell>
          <table:table-cell office:value-type="float" office:value="1945" calcext:value-type="float">
            <text:p>1945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TRUE</text:p>
          </table:table-cell>
          <table:table-cell office:value-type="float" office:value="685038" calcext:value-type="float">
            <text:p>685038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cherichia coli S88</text:p>
          </table:table-cell>
          <table:table-cell office:value-type="string" calcext:value-type="string">
            <text:p>iECS88_1305</text:p>
          </table:table-cell>
          <table:table-cell office:value-type="float" office:value="1305" calcext:value-type="float">
            <text:p>1305</text:p>
          </table:table-cell>
          <table:table-cell office:value-type="float" office:value="1944" calcext:value-type="float">
            <text:p>1944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TRUE</text:p>
          </table:table-cell>
          <table:table-cell office:value-type="float" office:value="585035" calcext:value-type="float">
            <text:p>58503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cherichia coli SE11</text:p>
          </table:table-cell>
          <table:table-cell office:value-type="string" calcext:value-type="string">
            <text:p>iECSE_1348</text:p>
          </table:table-cell>
          <table:table-cell office:value-type="float" office:value="1348" calcext:value-type="float">
            <text:p>1348</text:p>
          </table:table-cell>
          <table:table-cell office:value-type="float" office:value="1957" calcext:value-type="float">
            <text:p>1957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TRUE</text:p>
          </table:table-cell>
          <table:table-cell office:value-type="float" office:value="409438" calcext:value-type="float">
            <text:p>409438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cherichia coli SE15</text:p>
          </table:table-cell>
          <table:table-cell office:value-type="string" calcext:value-type="string">
            <text:p>iECSF_1327</text:p>
          </table:table-cell>
          <table:table-cell office:value-type="float" office:value="1327" calcext:value-type="float">
            <text:p>1327</text:p>
          </table:table-cell>
          <table:table-cell office:value-type="float" office:value="1951" calcext:value-type="float">
            <text:p>1951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TRUE</text:p>
          </table:table-cell>
          <table:table-cell office:value-type="float" office:value="431946" calcext:value-type="float">
            <text:p>43194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scherichia coli SMS-3-5</text:p>
          </table:table-cell>
          <table:table-cell office:value-type="string" calcext:value-type="string">
            <text:p>iEcSMS35_1347</text:p>
          </table:table-cell>
          <table:table-cell office:value-type="float" office:value="1347" calcext:value-type="float">
            <text:p>1347</text:p>
          </table:table-cell>
          <table:table-cell office:value-type="float" office:value="1949" calcext:value-type="float">
            <text:p>1949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TRUE</text:p>
          </table:table-cell>
          <table:table-cell office:value-type="float" office:value="439855" calcext:value-type="float">
            <text:p>43985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cherichia coli str. K-12 substr. DH10B</text:p>
          </table:table-cell>
          <table:table-cell office:value-type="string" calcext:value-type="string">
            <text:p>iECDH10B_1368</text:p>
          </table:table-cell>
          <table:table-cell office:value-type="float" office:value="1327" calcext:value-type="float">
            <text:p>1327</text:p>
          </table:table-cell>
          <table:table-cell office:value-type="float" office:value="1947" calcext:value-type="float">
            <text:p>1947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TRUE</text:p>
          </table:table-cell>
          <table:table-cell office:value-type="float" office:value="316385" calcext:value-type="float">
            <text:p>31638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cherichia coli str. K-12 substr. MG1655</text:p>
          </table:table-cell>
          <table:table-cell office:value-type="string" calcext:value-type="string">
            <text:p>e_coli_core</text:p>
          </table:table-cell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float" office:value="511145" calcext:value-type="float">
            <text:p>511145</text:p>
          </table:table-cell>
          <table:table-cell office:value-type="float" office:value="26443778" calcext:value-type="float">
            <text:p>26443778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scherichia coli str. K-12 substr. MG1655</text:p>
          </table:table-cell>
          <table:table-cell office:value-type="string" calcext:value-type="string">
            <text:p>iAF1260</text:p>
          </table:table-cell>
          <table:table-cell office:value-type="float" office:value="1261" calcext:value-type="float">
            <text:p>1261</text:p>
          </table:table-cell>
          <table:table-cell office:value-type="float" office:value="1668" calcext:value-type="float">
            <text:p>1668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FALSE</text:p>
          </table:table-cell>
          <table:table-cell office:value-type="float" office:value="511145" calcext:value-type="float">
            <text:p>511145</text:p>
          </table:table-cell>
          <table:table-cell office:value-type="float" office:value="17593909" calcext:value-type="float">
            <text:p>17593909</text:p>
          </table:table-cell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cherichia coli str. K-12 substr. MG1655</text:p>
          </table:table-cell>
          <table:table-cell office:value-type="string" calcext:value-type="string">
            <text:p>iAF1260b</text:p>
          </table:table-cell>
          <table:table-cell office:value-type="float" office:value="1261" calcext:value-type="float">
            <text:p>1261</text:p>
          </table:table-cell>
          <table:table-cell office:value-type="float" office:value="1668" calcext:value-type="float">
            <text:p>1668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FALSE</text:p>
          </table:table-cell>
          <table:table-cell office:value-type="float" office:value="511145" calcext:value-type="float">
            <text:p>511145</text:p>
          </table:table-cell>
          <table:table-cell office:value-type="float" office:value="19840862" calcext:value-type="float">
            <text:p>19840862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cherichia coli str. K-12 substr. MG1655</text:p>
          </table:table-cell>
          <table:table-cell office:value-type="string" calcext:value-type="string">
            <text:p>iJO1366</text:p>
          </table:table-cell>
          <table:table-cell office:value-type="float" office:value="1367" calcext:value-type="float">
            <text:p>1367</text:p>
          </table:table-cell>
          <table:table-cell office:value-type="float" office:value="1805" calcext:value-type="float">
            <text:p>1805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TRUE</text:p>
          </table:table-cell>
          <table:table-cell office:value-type="float" office:value="511145" calcext:value-type="float">
            <text:p>511145</text:p>
          </table:table-cell>
          <table:table-cell office:value-type="float" office:value="21988831" calcext:value-type="float">
            <text:p>21988831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scherichia coli str. K-12 substr. MG1655</text:p>
          </table:table-cell>
          <table:table-cell office:value-type="string" calcext:value-type="string">
            <text:p>iJR904</text:p>
          </table:table-cell>
          <table:table-cell office:value-type="float" office:value="904" calcext:value-type="float">
            <text:p>904</text:p>
          </table:table-cell>
          <table:table-cell office:value-type="float" office:value="761" calcext:value-type="float">
            <text:p>76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ALSE</text:p>
          </table:table-cell>
          <table:table-cell office:value-type="float" office:value="511145" calcext:value-type="float">
            <text:p>511145</text:p>
          </table:table-cell>
          <table:table-cell office:value-type="float" office:value="12952533" calcext:value-type="float">
            <text:p>12952533</text:p>
          </table:table-cell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cherichia coli str. K-12 substr. W3110</text:p>
          </table:table-cell>
          <table:table-cell office:value-type="string" calcext:value-type="string">
            <text:p>iY75_1357</text:p>
          </table:table-cell>
          <table:table-cell office:value-type="float" office:value="1358" calcext:value-type="float">
            <text:p>1358</text:p>
          </table:table-cell>
          <table:table-cell office:value-type="float" office:value="1953" calcext:value-type="float">
            <text:p>1953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TRUE</text:p>
          </table:table-cell>
          <table:table-cell office:value-type="float" office:value="316407" calcext:value-type="float">
            <text:p>316407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scherichia coli UM146</text:p>
          </table:table-cell>
          <table:table-cell office:value-type="string" calcext:value-type="string">
            <text:p>iUMN146_1321</text:p>
          </table:table-cell>
          <table:table-cell office:value-type="float" office:value="1319" calcext:value-type="float">
            <text:p>1319</text:p>
          </table:table-cell>
          <table:table-cell office:value-type="float" office:value="1944" calcext:value-type="float">
            <text:p>1944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TRUE</text:p>
          </table:table-cell>
          <table:table-cell office:value-type="float" office:value="869729" calcext:value-type="float">
            <text:p>869729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cherichia coli UMN026</text:p>
          </table:table-cell>
          <table:table-cell office:value-type="string" calcext:value-type="string">
            <text:p>iECUMN_1333</text:p>
          </table:table-cell>
          <table:table-cell office:value-type="float" office:value="1332" calcext:value-type="float">
            <text:p>1332</text:p>
          </table:table-cell>
          <table:table-cell office:value-type="float" office:value="1935" calcext:value-type="float">
            <text:p>1935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TRUE</text:p>
          </table:table-cell>
          <table:table-cell office:value-type="float" office:value="585056" calcext:value-type="float">
            <text:p>58505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scherichia coli UMNK88</text:p>
          </table:table-cell>
          <table:table-cell office:value-type="string" calcext:value-type="string">
            <text:p>iUMNK88_1353</text:p>
          </table:table-cell>
          <table:table-cell office:value-type="float" office:value="1353" calcext:value-type="float">
            <text:p>1353</text:p>
          </table:table-cell>
          <table:table-cell office:value-type="float" office:value="1971" calcext:value-type="float">
            <text:p>1971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TRUE</text:p>
          </table:table-cell>
          <table:table-cell office:value-type="float" office:value="696406" calcext:value-type="float">
            <text:p>69640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cherichia coli UTI89</text:p>
          </table:table-cell>
          <table:table-cell office:value-type="string" calcext:value-type="string">
            <text:p>iUTI89_1310</text:p>
          </table:table-cell>
          <table:table-cell office:value-type="float" office:value="1310" calcext:value-type="float">
            <text:p>1310</text:p>
          </table:table-cell>
          <table:table-cell office:value-type="float" office:value="1942" calcext:value-type="float">
            <text:p>1942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TRUE</text:p>
          </table:table-cell>
          <table:table-cell office:value-type="float" office:value="364106" calcext:value-type="float">
            <text:p>36410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cherichia coli W</text:p>
          </table:table-cell>
          <table:table-cell office:value-type="string" calcext:value-type="string">
            <text:p>iECW_1372</text:p>
          </table:table-cell>
          <table:table-cell office:value-type="float" office:value="1372" calcext:value-type="float">
            <text:p>1372</text:p>
          </table:table-cell>
          <table:table-cell office:value-type="float" office:value="1975" calcext:value-type="float">
            <text:p>1975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TRUE</text:p>
          </table:table-cell>
          <table:table-cell office:value-type="float" office:value="566546" calcext:value-type="float">
            <text:p>56654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scherichia coli W</text:p>
          </table:table-cell>
          <table:table-cell office:value-type="string" calcext:value-type="string">
            <text:p>iWFL_1372</text:p>
          </table:table-cell>
          <table:table-cell office:value-type="float" office:value="1372" calcext:value-type="float">
            <text:p>1372</text:p>
          </table:table-cell>
          <table:table-cell office:value-type="float" office:value="1975" calcext:value-type="float">
            <text:p>1975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TRUE</text:p>
          </table:table-cell>
          <table:table-cell office:value-type="float" office:value="566546" calcext:value-type="float">
            <text:p>566546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bacter metallireducens GS-15</text:p>
          </table:table-cell>
          <table:table-cell office:value-type="string" calcext:value-type="string">
            <text:p>iAF987</text:p>
          </table:table-cell>
          <table:table-cell office:value-type="float" office:value="987" calcext:value-type="float">
            <text:p>987</text:p>
          </table:table-cell>
          <table:table-cell office:value-type="float" office:value="1109" calcext:value-type="float">
            <text:p>1109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FALSE</text:p>
          </table:table-cell>
          <table:table-cell office:value-type="float" office:value="269799" calcext:value-type="float">
            <text:p>269799</text:p>
          </table:table-cell>
          <table:table-cell office:value-type="float" office:value="24762737" calcext:value-type="float">
            <text:p>247627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elicobacter pylori 26695</text:p>
          </table:table-cell>
          <table:table-cell office:value-type="string" calcext:value-type="string">
            <text:p>iIT341</text:p>
          </table:table-cell>
          <table:table-cell office:value-type="float" office:value="339" calcext:value-type="float">
            <text:p>339</text:p>
          </table:table-cell>
          <table:table-cell office:value-type="float" office:value="485" calcext:value-type="float">
            <text:p>48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FALSE</text:p>
          </table:table-cell>
          <table:table-cell office:value-type="float" office:value="85962" calcext:value-type="float">
            <text:p>85962</text:p>
          </table:table-cell>
          <table:table-cell office:value-type="float" office:value="16077130" calcext:value-type="float">
            <text:p>160771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lebsiella pneumoniae subsp. pneumoniae MGH 78578</text:p>
          </table:table-cell>
          <table:table-cell office:value-type="string" calcext:value-type="string">
            <text:p>iYL1228</text:p>
          </table:table-cell>
          <table:table-cell office:value-type="float" office:value="1229" calcext:value-type="float">
            <text:p>1229</text:p>
          </table:table-cell>
          <table:table-cell office:value-type="float" office:value="1658" calcext:value-type="float">
            <text:p>1658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FALSE</text:p>
          </table:table-cell>
          <table:table-cell office:value-type="float" office:value="272620" calcext:value-type="float">
            <text:p>272620</text:p>
          </table:table-cell>
          <table:table-cell office:value-type="float" office:value="21296962" calcext:value-type="float">
            <text:p>212969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thanosarcina barkeri str. Fusaro</text:p>
          </table:table-cell>
          <table:table-cell office:value-type="string" calcext:value-type="string">
            <text:p>iAF692</text:p>
          </table:table-cell>
          <table:table-cell office:value-type="float" office:value="692" calcext:value-type="float">
            <text:p>692</text:p>
          </table:table-cell>
          <table:table-cell office:value-type="float" office:value="628" calcext:value-type="float">
            <text:p>62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FALSE</text:p>
          </table:table-cell>
          <table:table-cell office:value-type="float" office:value="269797" calcext:value-type="float">
            <text:p>269797</text:p>
          </table:table-cell>
          <table:table-cell office:value-type="float" office:value="16738551" calcext:value-type="float">
            <text:p>1673855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 own bo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ycobacterium tuberculosis H37Rv</text:p>
          </table:table-cell>
          <table:table-cell office:value-type="string" calcext:value-type="string">
            <text:p>iNJ661</text:p>
          </table:table-cell>
          <table:table-cell office:value-type="float" office:value="661" calcext:value-type="float">
            <text:p>661</text:p>
          </table:table-cell>
          <table:table-cell office:value-type="float" office:value="826" calcext:value-type="float">
            <text:p>82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FALSE</text:p>
          </table:table-cell>
          <table:table-cell office:value-type="float" office:value="83332" calcext:value-type="float">
            <text:p>83332</text:p>
          </table:table-cell>
          <table:table-cell office:value-type="float" office:value="17555602" calcext:value-type="float">
            <text:p>1755560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lycero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seudomonas putida KT2440</text:p>
          </table:table-cell>
          <table:table-cell office:value-type="string" calcext:value-type="string">
            <text:p>iJN746</text:p>
          </table:table-cell>
          <table:table-cell office:value-type="float" office:value="746" calcext:value-type="float">
            <text:p>746</text:p>
          </table:table-cell>
          <table:table-cell office:value-type="float" office:value="909" calcext:value-type="float">
            <text:p>909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FALSE</text:p>
          </table:table-cell>
          <table:table-cell office:value-type="float" office:value="160488" calcext:value-type="float">
            <text:p>160488</text:p>
          </table:table-cell>
          <table:table-cell office:value-type="float" office:value="18793442" calcext:value-type="float">
            <text:p>1879344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01 auxotrop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ccharomyces cerevisiae S288c</text:p>
          </table:table-cell>
          <table:table-cell office:value-type="string" calcext:value-type="string">
            <text:p>iMM904</text:p>
          </table:table-cell>
          <table:table-cell office:value-type="float" office:value="905" calcext:value-type="float">
            <text:p>905</text:p>
          </table:table-cell>
          <table:table-cell office:value-type="float" office:value="1226" calcext:value-type="float">
            <text:p>1226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FALSE</text:p>
          </table:table-cell>
          <table:table-cell office:value-type="float" office:value="559292" calcext:value-type="float">
            <text:p>559292</text:p>
          </table:table-cell>
          <table:table-cell office:value-type="float" office:value="19321003" calcext:value-type="float">
            <text:p>1932100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ccharomyces cerevisiae S288c</text:p>
          </table:table-cell>
          <table:table-cell office:value-type="string" calcext:value-type="string">
            <text:p>iND750</text:p>
          </table:table-cell>
          <table:table-cell office:value-type="float" office:value="750" calcext:value-type="float">
            <text:p>750</text:p>
          </table:table-cell>
          <table:table-cell office:value-type="float" office:value="1059" calcext:value-type="float">
            <text:p>1059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FALSE</text:p>
          </table:table-cell>
          <table:table-cell office:value-type="float" office:value="559292" calcext:value-type="float">
            <text:p>559292</text:p>
          </table:table-cell>
          <table:table-cell office:value-type="float" office:value="15197165" calcext:value-type="float">
            <text:p>1519716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lmonella enterica subsp. enterica serovar Typhimurium str. LT2</text:p>
          </table:table-cell>
          <table:table-cell office:value-type="string" calcext:value-type="string">
            <text:p>STM_v1_0</text:p>
          </table:table-cell>
          <table:table-cell office:value-type="float" office:value="1271" calcext:value-type="float">
            <text:p>1271</text:p>
          </table:table-cell>
          <table:table-cell office:value-type="float" office:value="1802" calcext:value-type="float">
            <text:p>1802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FALSE</text:p>
          </table:table-cell>
          <table:table-cell office:value-type="float" office:value="99287" calcext:value-type="float">
            <text:p>99287</text:p>
          </table:table-cell>
          <table:table-cell office:value-type="float" office:value="21244678" calcext:value-type="float">
            <text:p>212446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igella boydii CDC 3083-94</text:p>
          </table:table-cell>
          <table:table-cell office:value-type="string" calcext:value-type="string">
            <text:p>iSbBS512_1146</text:p>
          </table:table-cell>
          <table:table-cell office:value-type="float" office:value="1147" calcext:value-type="float">
            <text:p>1147</text:p>
          </table:table-cell>
          <table:table-cell office:value-type="float" office:value="1912" calcext:value-type="float">
            <text:p>1912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TRUE</text:p>
          </table:table-cell>
          <table:table-cell office:value-type="float" office:value="344609" calcext:value-type="float">
            <text:p>344609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higella boydii Sb227</text:p>
          </table:table-cell>
          <table:table-cell office:value-type="string" calcext:value-type="string">
            <text:p>iSBO_1134</text:p>
          </table:table-cell>
          <table:table-cell office:value-type="float" office:value="1134" calcext:value-type="float">
            <text:p>1134</text:p>
          </table:table-cell>
          <table:table-cell office:value-type="float" office:value="1910" calcext:value-type="float">
            <text:p>1910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TRUE</text:p>
          </table:table-cell>
          <table:table-cell office:value-type="float" office:value="300268" calcext:value-type="float">
            <text:p>300268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higella dysenteriae Sd197</text:p>
          </table:table-cell>
          <table:table-cell office:value-type="string" calcext:value-type="string">
            <text:p>iSDY_1059</text:p>
          </table:table-cell>
          <table:table-cell office:value-type="float" office:value="1059" calcext:value-type="float">
            <text:p>1059</text:p>
          </table:table-cell>
          <table:table-cell office:value-type="float" office:value="1890" calcext:value-type="float">
            <text:p>1890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TRUE</text:p>
          </table:table-cell>
          <table:table-cell office:value-type="float" office:value="300267" calcext:value-type="float">
            <text:p>300267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higella flexneri 2002017</text:p>
          </table:table-cell>
          <table:table-cell office:value-type="string" calcext:value-type="string">
            <text:p>iSFxv_1172</text:p>
          </table:table-cell>
          <table:table-cell office:value-type="float" office:value="1169" calcext:value-type="float">
            <text:p>1169</text:p>
          </table:table-cell>
          <table:table-cell office:value-type="float" office:value="1918" calcext:value-type="float">
            <text:p>1918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TRUE</text:p>
          </table:table-cell>
          <table:table-cell office:value-type="float" office:value="591020" calcext:value-type="float">
            <text:p>591020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higella flexneri 2a str. 2457T</text:p>
          </table:table-cell>
          <table:table-cell office:value-type="string" calcext:value-type="string">
            <text:p>iS_1188</text:p>
          </table:table-cell>
          <table:table-cell office:value-type="float" office:value="1188" calcext:value-type="float">
            <text:p>1188</text:p>
          </table:table-cell>
          <table:table-cell office:value-type="float" office:value="1914" calcext:value-type="float">
            <text:p>1914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TRUE</text:p>
          </table:table-cell>
          <table:table-cell office:value-type="float" office:value="198215" calcext:value-type="float">
            <text:p>198215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higella flexneri 2a str. 301</text:p>
          </table:table-cell>
          <table:table-cell office:value-type="string" calcext:value-type="string">
            <text:p>iSF_1195</text:p>
          </table:table-cell>
          <table:table-cell office:value-type="float" office:value="1195" calcext:value-type="float">
            <text:p>1195</text:p>
          </table:table-cell>
          <table:table-cell office:value-type="float" office:value="1917" calcext:value-type="float">
            <text:p>1917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TRUE</text:p>
          </table:table-cell>
          <table:table-cell office:value-type="float" office:value="198214" calcext:value-type="float">
            <text:p>198214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higella flexneri 5 str. 8401</text:p>
          </table:table-cell>
          <table:table-cell office:value-type="string" calcext:value-type="string">
            <text:p>iSFV_1184</text:p>
          </table:table-cell>
          <table:table-cell office:value-type="float" office:value="1184" calcext:value-type="float">
            <text:p>1184</text:p>
          </table:table-cell>
          <table:table-cell office:value-type="float" office:value="1917" calcext:value-type="float">
            <text:p>1917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TRUE</text:p>
          </table:table-cell>
          <table:table-cell office:value-type="float" office:value="373384" calcext:value-type="float">
            <text:p>373384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higella sonnei Ss046</text:p>
          </table:table-cell>
          <table:table-cell office:value-type="string" calcext:value-type="string">
            <text:p>iSSON_1240</text:p>
          </table:table-cell>
          <table:table-cell office:value-type="float" office:value="1240" calcext:value-type="float">
            <text:p>1240</text:p>
          </table:table-cell>
          <table:table-cell office:value-type="float" office:value="1938" calcext:value-type="float">
            <text:p>1938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TRUE</text:p>
          </table:table-cell>
          <table:table-cell office:value-type="float" office:value="300269" calcext:value-type="float">
            <text:p>300269</text:p>
          </table:table-cell>
          <table:table-cell office:value-type="float" office:value="24277855" calcext:value-type="float">
            <text:p>24277855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aphylococcus aureus subsp. aureus N315</text:p>
          </table:table-cell>
          <table:table-cell office:value-type="string" calcext:value-type="string">
            <text:p>iSB619</text:p>
          </table:table-cell>
          <table:table-cell office:value-type="float" office:value="619" calcext:value-type="float">
            <text:p>619</text:p>
          </table:table-cell>
          <table:table-cell office:value-type="float" office:value="655" calcext:value-type="float">
            <text:p>655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FALSE</text:p>
          </table:table-cell>
          <table:table-cell office:value-type="float" office:value="158879" calcext:value-type="float">
            <text:p>158879</text:p>
          </table:table-cell>
          <table:table-cell office:value-type="float" office:value="15752426" calcext:value-type="float">
            <text:p>1575242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arginin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ynechocystis sp. PCC 6803</text:p>
          </table:table-cell>
          <table:table-cell office:value-type="string" calcext:value-type="string">
            <text:p>iJN678</text:p>
          </table:table-cell>
          <table:table-cell office:value-type="float" office:value="622" calcext:value-type="float">
            <text:p>622</text:p>
          </table:table-cell>
          <table:table-cell office:value-type="float" office:value="795" calcext:value-type="float">
            <text:p>795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FALSE</text:p>
          </table:table-cell>
          <table:table-cell office:value-type="float" office:value="1148" calcext:value-type="float">
            <text:p>1148</text:p>
          </table:table-cell>
          <table:table-cell office:value-type="float" office:value="22308420" calcext:value-type="float">
            <text:p>223084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tosynthesi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rmotoga maritima MSB8</text:p>
          </table:table-cell>
          <table:table-cell office:value-type="string" calcext:value-type="string">
            <text:p>iLJ478</text:p>
          </table:table-cell>
          <table:table-cell office:value-type="float" office:value="482" calcext:value-type="float">
            <text:p>482</text:p>
          </table:table-cell>
          <table:table-cell office:value-type="float" office:value="570" calcext:value-type="float">
            <text:p>57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FALSE</text:p>
          </table:table-cell>
          <table:table-cell office:value-type="float" office:value="243274" calcext:value-type="float">
            <text:p>243274</text:p>
          </table:table-cell>
          <table:table-cell office:value-type="float" office:value="19762644" calcext:value-type="float">
            <text:p>1976264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ersinia pestis CO92</text:p>
          </table:table-cell>
          <table:table-cell office:value-type="string" calcext:value-type="string">
            <text:p>iPC815</text:p>
          </table:table-cell>
          <table:table-cell office:value-type="float" office:value="815" calcext:value-type="float">
            <text:p>815</text:p>
          </table:table-cell>
          <table:table-cell office:value-type="float" office:value="1552" calcext:value-type="float">
            <text:p>155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ALSE</text:p>
          </table:table-cell>
          <table:table-cell office:value-type="float" office:value="214092" calcext:value-type="float">
            <text:p>214092</text:p>
          </table:table-cell>
          <table:table-cell office:value-type="float" office:value="21995956" calcext:value-type="float">
            <text:p>219959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thionine, phenylalanine, and the combination of glycine and threonine</text:p>
          </table:table-cell>
        </table:table-row>
      </table:table>
      <table:named-expressions/>
      <table:database-ranges>
        <table:database-range table:name="__Anonymous_Sheet_DB__0" table:target-range-address="Sheet1.A1:Sheet1.M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0:13:59.941737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4:57:29.149169316</dc:date>
    <dc:creator>jonathan </dc:creator>
    <meta:generator>LibreOffice/5.1.6.2$Linux_X86_64 LibreOffice_project/10m0$Build-2</meta:generator>
    <meta:editing-duration>P24DT4H27M51S</meta:editing-duration>
    <meta:editing-cycles>2</meta:editing-cycles>
    <meta:document-statistic meta:table-count="1" meta:cell-count="811" meta:object-count="0"/>
  </office:meta>
</office:document-meta>
</file>